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54.98mm" svg:y="62.9mm">
            <loext:p draw:notify-on-update-of-ranges="option_roi_result.B1:option_roi_result.B1 option_roi_result.B2:option_roi_result.B2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8</text:p>
          </table:table-cell>
          <table:table-cell office:value-type="float" office:value="0.9455" calcext:value-type="float">
            <text:p>0.9455</text:p>
          </table:table-cell>
          <table:table-cell/>
          <table:table-cell office:value-type="string" calcext:value-type="string">
            <text:p>停利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2013/1/9</text:p>
          </table:table-cell>
          <table:table-cell office:value-type="float" office:value="0.8987" calcext:value-type="float">
            <text:p>0.8987</text:p>
          </table:table-cell>
          <table:table-cell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2013/1/10</text:p>
          </table:table-cell>
          <table:table-cell office:value-type="float" office:value="0.85635" calcext:value-type="float">
            <text:p>0.85635</text:p>
          </table:table-cell>
          <table:table-cell table:number-columns-repeated="2"/>
          <table:table-cell office:value-type="string" calcext:value-type="string">
            <text:p>只做空</text:p>
          </table:table-cell>
          <table:table-cell office:value-type="string" calcext:value-type="string">
            <text:p>Roi = 0.6</text:p>
          </table:table-cell>
        </table:table-row>
        <table:table-row table:style-name="ro1">
          <table:table-cell office:value-type="string" calcext:value-type="string">
            <text:p>2013/1/11</text:p>
          </table:table-cell>
          <table:table-cell office:value-type="float" office:value="0.85635" calcext:value-type="float">
            <text:p>0.85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14</text:p>
          </table:table-cell>
          <table:table-cell office:value-type="float" office:value="0.85635" calcext:value-type="float">
            <text:p>0.85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15</text:p>
          </table:table-cell>
          <table:table-cell office:value-type="float" office:value="0.85635" calcext:value-type="float">
            <text:p>0.85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16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17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18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21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22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23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24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25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28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29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30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/31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1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4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5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6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18</text:p>
          </table:table-cell>
          <table:table-cell office:value-type="float" office:value="0.85015" calcext:value-type="float">
            <text:p>0.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19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20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21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22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23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25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26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2/27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1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4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5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6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7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8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11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12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13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14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15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18</text:p>
          </table:table-cell>
          <table:table-cell office:value-type="float" office:value="0.81625" calcext:value-type="float">
            <text:p>0.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19</text:p>
          </table:table-cell>
          <table:table-cell office:value-type="float" office:value="0.78305" calcext:value-type="float">
            <text:p>0.78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20</text:p>
          </table:table-cell>
          <table:table-cell office:value-type="float" office:value="0.78305" calcext:value-type="float">
            <text:p>0.78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21</text:p>
          </table:table-cell>
          <table:table-cell office:value-type="float" office:value="0.75265" calcext:value-type="float">
            <text:p>0.75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22</text:p>
          </table:table-cell>
          <table:table-cell office:value-type="float" office:value="0.75265" calcext:value-type="float">
            <text:p>0.75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25</text:p>
          </table:table-cell>
          <table:table-cell office:value-type="float" office:value="0.749825" calcext:value-type="float">
            <text:p>0.749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26</text:p>
          </table:table-cell>
          <table:table-cell office:value-type="float" office:value="0.749825" calcext:value-type="float">
            <text:p>0.749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27</text:p>
          </table:table-cell>
          <table:table-cell office:value-type="float" office:value="0.749825" calcext:value-type="float">
            <text:p>0.749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28</text:p>
          </table:table-cell>
          <table:table-cell office:value-type="float" office:value="0.749825" calcext:value-type="float">
            <text:p>0.749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3/29</text:p>
          </table:table-cell>
          <table:table-cell office:value-type="float" office:value="0.749825" calcext:value-type="float">
            <text:p>0.749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1</text:p>
          </table:table-cell>
          <table:table-cell office:value-type="float" office:value="0.749825" calcext:value-type="float">
            <text:p>0.749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2</text:p>
          </table:table-cell>
          <table:table-cell office:value-type="float" office:value="0.749825" calcext:value-type="float">
            <text:p>0.749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3</text:p>
          </table:table-cell>
          <table:table-cell office:value-type="float" office:value="0.749825" calcext:value-type="float">
            <text:p>0.749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8</text:p>
          </table:table-cell>
          <table:table-cell office:value-type="float" office:value="0.749825" calcext:value-type="float">
            <text:p>0.749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9</text:p>
          </table:table-cell>
          <table:table-cell office:value-type="float" office:value="0.749825" calcext:value-type="float">
            <text:p>0.749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10</text:p>
          </table:table-cell>
          <table:table-cell office:value-type="float" office:value="0.749825" calcext:value-type="float">
            <text:p>0.749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11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12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15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16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17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18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19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22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23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24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25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26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29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4/30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2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3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6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7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8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9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10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13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14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15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16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17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20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21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22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23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24</text:p>
          </table:table-cell>
          <table:table-cell office:value-type="float" office:value="0.744675" calcext:value-type="float">
            <text:p>0.7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27</text:p>
          </table:table-cell>
          <table:table-cell office:value-type="float" office:value="0.741325" calcext:value-type="float">
            <text:p>0.741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28</text:p>
          </table:table-cell>
          <table:table-cell office:value-type="float" office:value="0.741325" calcext:value-type="float">
            <text:p>0.741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29</text:p>
          </table:table-cell>
          <table:table-cell office:value-type="float" office:value="0.737425" calcext:value-type="float">
            <text:p>0.737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30</text:p>
          </table:table-cell>
          <table:table-cell office:value-type="float" office:value="0.737425" calcext:value-type="float">
            <text:p>0.737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5/31</text:p>
          </table:table-cell>
          <table:table-cell office:value-type="float" office:value="0.746375" calcext:value-type="float">
            <text:p>0.746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3</text:p>
          </table:table-cell>
          <table:table-cell office:value-type="float" office:value="0.746375" calcext:value-type="float">
            <text:p>0.746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4</text:p>
          </table:table-cell>
          <table:table-cell office:value-type="float" office:value="0.746125" calcext:value-type="float">
            <text:p>0.746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5</text:p>
          </table:table-cell>
          <table:table-cell office:value-type="float" office:value="0.759725" calcext:value-type="float">
            <text:p>0.759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6</text:p>
          </table:table-cell>
          <table:table-cell office:value-type="float" office:value="0.759725" calcext:value-type="float">
            <text:p>0.759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7</text:p>
          </table:table-cell>
          <table:table-cell office:value-type="float" office:value="0.759475" calcext:value-type="float">
            <text:p>0.759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10</text:p>
          </table:table-cell>
          <table:table-cell office:value-type="float" office:value="0.744625" calcext:value-type="float">
            <text:p>0.744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11</text:p>
          </table:table-cell>
          <table:table-cell office:value-type="float" office:value="0.744375" calcext:value-type="float">
            <text:p>0.74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13</text:p>
          </table:table-cell>
          <table:table-cell office:value-type="float" office:value="0.763175" calcext:value-type="float">
            <text:p>0.763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14</text:p>
          </table:table-cell>
          <table:table-cell office:value-type="float" office:value="0.763175" calcext:value-type="float">
            <text:p>0.763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17</text:p>
          </table:table-cell>
          <table:table-cell office:value-type="float" office:value="0.763175" calcext:value-type="float">
            <text:p>0.763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18</text:p>
          </table:table-cell>
          <table:table-cell office:value-type="float" office:value="0.763175" calcext:value-type="float">
            <text:p>0.763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19</text:p>
          </table:table-cell>
          <table:table-cell office:value-type="float" office:value="0.763175" calcext:value-type="float">
            <text:p>0.763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20</text:p>
          </table:table-cell>
          <table:table-cell office:value-type="float" office:value="0.757675" calcext:value-type="float">
            <text:p>0.75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21</text:p>
          </table:table-cell>
          <table:table-cell office:value-type="float" office:value="0.757675" calcext:value-type="float">
            <text:p>0.75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24</text:p>
          </table:table-cell>
          <table:table-cell office:value-type="float" office:value="0.757675" calcext:value-type="float">
            <text:p>0.75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25</text:p>
          </table:table-cell>
          <table:table-cell office:value-type="float" office:value="0.757675" calcext:value-type="float">
            <text:p>0.75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26</text:p>
          </table:table-cell>
          <table:table-cell office:value-type="float" office:value="0.752275" calcext:value-type="float">
            <text:p>0.752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27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6/28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1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2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3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4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5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8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9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10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11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12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15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16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17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18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19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22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23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24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25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26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29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30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7/31</text:p>
          </table:table-cell>
          <table:table-cell office:value-type="float" office:value="0.748475" calcext:value-type="float">
            <text:p>0.748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1</text:p>
          </table:table-cell>
          <table:table-cell office:value-type="float" office:value="0.747475" calcext:value-type="float">
            <text:p>0.747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2</text:p>
          </table:table-cell>
          <table:table-cell office:value-type="float" office:value="0.722675" calcext:value-type="float">
            <text:p>0.722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5</text:p>
          </table:table-cell>
          <table:table-cell office:value-type="float" office:value="0.714675" calcext:value-type="float">
            <text:p>0.71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6</text:p>
          </table:table-cell>
          <table:table-cell office:value-type="float" office:value="0.714675" calcext:value-type="float">
            <text:p>0.71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7</text:p>
          </table:table-cell>
          <table:table-cell office:value-type="float" office:value="0.762675" calcext:value-type="float">
            <text:p>0.762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8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9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12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13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14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15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16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19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20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22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23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26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27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28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29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8/30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2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3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4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5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6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9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10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11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12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13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14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16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17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18</text:p>
          </table:table-cell>
          <table:table-cell office:value-type="float" office:value="0.754775" calcext:value-type="float">
            <text:p>0.754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23</text:p>
          </table:table-cell>
          <table:table-cell office:value-type="float" office:value="0.749525" calcext:value-type="float">
            <text:p>0.749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24</text:p>
          </table:table-cell>
          <table:table-cell office:value-type="float" office:value="0.749525" calcext:value-type="float">
            <text:p>0.749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25</text:p>
          </table:table-cell>
          <table:table-cell office:value-type="float" office:value="0.749525" calcext:value-type="float">
            <text:p>0.749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26</text:p>
          </table:table-cell>
          <table:table-cell office:value-type="float" office:value="0.749525" calcext:value-type="float">
            <text:p>0.749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27</text:p>
          </table:table-cell>
          <table:table-cell office:value-type="float" office:value="0.749525" calcext:value-type="float">
            <text:p>0.749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9/30</text:p>
          </table:table-cell>
          <table:table-cell office:value-type="float" office:value="0.721025" calcext:value-type="float">
            <text:p>0.721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1</text:p>
          </table:table-cell>
          <table:table-cell office:value-type="float" office:value="0.721025" calcext:value-type="float">
            <text:p>0.721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2</text:p>
          </table:table-cell>
          <table:table-cell office:value-type="float" office:value="0.720775" calcext:value-type="float">
            <text:p>0.720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3</text:p>
          </table:table-cell>
          <table:table-cell office:value-type="float" office:value="0.713775" calcext:value-type="float">
            <text:p>0.713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4</text:p>
          </table:table-cell>
          <table:table-cell office:value-type="float" office:value="0.713775" calcext:value-type="float">
            <text:p>0.713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7</text:p>
          </table:table-cell>
          <table:table-cell office:value-type="float" office:value="0.713775" calcext:value-type="float">
            <text:p>0.713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8</text:p>
          </table:table-cell>
          <table:table-cell office:value-type="float" office:value="0.707575" calcext:value-type="float">
            <text:p>0.707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9</text:p>
          </table:table-cell>
          <table:table-cell office:value-type="float" office:value="0.707575" calcext:value-type="float">
            <text:p>0.707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11</text:p>
          </table:table-cell>
          <table:table-cell office:value-type="float" office:value="0.707575" calcext:value-type="float">
            <text:p>0.707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14</text:p>
          </table:table-cell>
          <table:table-cell office:value-type="float" office:value="0.707575" calcext:value-type="float">
            <text:p>0.707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15</text:p>
          </table:table-cell>
          <table:table-cell office:value-type="float" office:value="0.700825" calcext:value-type="float">
            <text:p>0.7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16</text:p>
          </table:table-cell>
          <table:table-cell office:value-type="float" office:value="0.700825" calcext:value-type="float">
            <text:p>0.7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17</text:p>
          </table:table-cell>
          <table:table-cell office:value-type="float" office:value="0.700825" calcext:value-type="float">
            <text:p>0.7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18</text:p>
          </table:table-cell>
          <table:table-cell office:value-type="float" office:value="0.700825" calcext:value-type="float">
            <text:p>0.7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21</text:p>
          </table:table-cell>
          <table:table-cell office:value-type="float" office:value="0.700825" calcext:value-type="float">
            <text:p>0.7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22</text:p>
          </table:table-cell>
          <table:table-cell office:value-type="float" office:value="0.700825" calcext:value-type="float">
            <text:p>0.7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23</text:p>
          </table:table-cell>
          <table:table-cell office:value-type="float" office:value="0.700825" calcext:value-type="float">
            <text:p>0.7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24</text:p>
          </table:table-cell>
          <table:table-cell office:value-type="float" office:value="0.700825" calcext:value-type="float">
            <text:p>0.7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25</text:p>
          </table:table-cell>
          <table:table-cell office:value-type="float" office:value="0.700825" calcext:value-type="float">
            <text:p>0.7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28</text:p>
          </table:table-cell>
          <table:table-cell office:value-type="float" office:value="0.700825" calcext:value-type="float">
            <text:p>0.7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29</text:p>
          </table:table-cell>
          <table:table-cell office:value-type="float" office:value="0.700825" calcext:value-type="float">
            <text:p>0.700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30</text:p>
          </table:table-cell>
          <table:table-cell office:value-type="float" office:value="0.678825" calcext:value-type="float">
            <text:p>0.678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0/31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1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4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5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6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7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8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11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12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13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14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15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18</text:p>
          </table:table-cell>
          <table:table-cell office:value-type="float" office:value="0.67605" calcext:value-type="float">
            <text:p>0.6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19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20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21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22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25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26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27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28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1/29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2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3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4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5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6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9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10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11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12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13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16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17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18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19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20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23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24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25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26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27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30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/12/31</text:p>
          </table:table-cell>
          <table:table-cell office:value-type="float" office:value="0.67155" calcext:value-type="float">
            <text:p>0.671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20:36:58.006164637</dc:date>
    <meta:editing-duration>PT3M59S</meta:editing-duration>
    <meta:editing-cycles>2</meta:editing-cycles>
    <meta:generator>LibreOffice/5.1.6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option_roi_result.B1:option_roi_result.B247" chart:data-source-has-labels="row" svg:x="0.32cm" svg:y="0.18cm" svg:width="13.646cm" svg:height="8.64cm">
          <chartooo:coordinate-region svg:x="1.047cm" svg:y="0.38cm" svg:width="12.63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247" chart:label-cell-address="option_roi_result.B1:option_roi_result.B1" chart:class="chart:scatter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ption_roi_result.B2:option_roi_result.B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55">
                <text:p>0.9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87">
                <text:p>0.8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635">
                <text:p>0.85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015">
                <text:p>0.85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1625">
                <text:p>0.81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305">
                <text:p>0.78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305">
                <text:p>0.78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265">
                <text:p>0.752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265">
                <text:p>0.75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49825">
                <text:p>0.749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49825">
                <text:p>0.749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9825">
                <text:p>0.7498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49825">
                <text:p>0.749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49825">
                <text:p>0.7498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49825">
                <text:p>0.7498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9825">
                <text:p>0.7498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9825">
                <text:p>0.749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9825">
                <text:p>0.7498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49825">
                <text:p>0.749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49825">
                <text:p>0.7498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44675">
                <text:p>0.7446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41325">
                <text:p>0.7413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1325">
                <text:p>0.7413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7425">
                <text:p>0.7374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7425">
                <text:p>0.737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46375">
                <text:p>0.746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6375">
                <text:p>0.746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46125">
                <text:p>0.746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59725">
                <text:p>0.7597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59725">
                <text:p>0.759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59475">
                <text:p>0.7594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44625">
                <text:p>0.744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44375">
                <text:p>0.74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63175">
                <text:p>0.763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63175">
                <text:p>0.763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63175">
                <text:p>0.763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3175">
                <text:p>0.763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63175">
                <text:p>0.763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57675">
                <text:p>0.7576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57675">
                <text:p>0.7576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57675">
                <text:p>0.7576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57675">
                <text:p>0.7576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52275">
                <text:p>0.752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8475">
                <text:p>0.748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47475">
                <text:p>0.7474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22675">
                <text:p>0.7226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4675">
                <text:p>0.7146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4675">
                <text:p>0.7146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2675">
                <text:p>0.7626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54775">
                <text:p>0.7547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49525">
                <text:p>0.7495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49525">
                <text:p>0.7495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9525">
                <text:p>0.749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9525">
                <text:p>0.7495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525">
                <text:p>0.7495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21025">
                <text:p>0.7210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21025">
                <text:p>0.7210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20775">
                <text:p>0.7207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13775">
                <text:p>0.7137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13775">
                <text:p>0.7137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13775">
                <text:p>0.7137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07575">
                <text:p>0.7075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07575">
                <text:p>0.7075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07575">
                <text:p>0.7075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07575">
                <text:p>0.7075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00825">
                <text:p>0.7008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00825">
                <text:p>0.7008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00825">
                <text:p>0.7008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00825">
                <text:p>0.7008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00825">
                <text:p>0.7008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00825">
                <text:p>0.7008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00825">
                <text:p>0.7008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00825">
                <text:p>0.7008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00825">
                <text:p>0.7008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00825">
                <text:p>0.7008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00825">
                <text:p>0.7008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78825">
                <text:p>0.6788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7605">
                <text:p>0.676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7155">
                <text:p>0.671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7155">
                <text:p>0.67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